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1" style:list-style-name="">
      <style:text-properties officeooo:rsid="003747b4" officeooo:paragraph-rsid="003747b4"/>
    </style:style>
    <style:style style:name="P5" style:family="paragraph" style:parent-style-name="Heading_20_1">
      <style:paragraph-properties fo:break-before="page"/>
      <style:text-properties officeooo:rsid="003747b4" officeooo:paragraph-rsid="003747b4"/>
    </style:style>
    <style:style style:name="P6" style:family="paragraph" style:parent-style-name="Standard">
      <style:text-properties fo:font-weight="bold" officeooo:rsid="00185566" officeooo:paragraph-rsid="003747b4" style:font-weight-asian="bold" style:font-weight-complex="bold"/>
    </style:style>
    <style:style style:name="P7" style:family="paragraph" style:parent-style-name="Standard">
      <style:text-properties officeooo:rsid="003747b4" officeooo:paragraph-rsid="003747b4"/>
    </style:style>
    <style:style style:name="P8" style:family="paragraph" style:parent-style-name="Standard">
      <style:text-properties officeooo:rsid="001f181b" officeooo:paragraph-rsid="001f181b"/>
    </style:style>
    <style:style style:name="P9" style:family="paragraph" style:parent-style-name="Heading_20_2">
      <style:text-properties officeooo:rsid="0028d996" officeooo:paragraph-rsid="0028d996"/>
    </style:style>
    <style:style style:name="P10" style:family="paragraph" style:parent-style-name="Standard">
      <style:text-properties officeooo:rsid="00428bce" officeooo:paragraph-rsid="00428bce"/>
    </style:style>
    <style:style style:name="P11" style:family="paragraph" style:parent-style-name="Heading_20_3">
      <style:text-properties officeooo:rsid="00428bce" officeooo:paragraph-rsid="00428bce"/>
    </style:style>
    <style:style style:name="P12" style:family="paragraph" style:parent-style-name="Text_20_body">
      <style:text-properties officeooo:rsid="00428bce" officeooo:paragraph-rsid="00428bce"/>
    </style:style>
    <style:style style:name="P13" style:family="paragraph" style:parent-style-name="Text_20_body">
      <style:text-properties officeooo:rsid="0045e092" officeooo:paragraph-rsid="0045e092"/>
    </style:style>
    <style:style style:name="P14" style:family="paragraph" style:parent-style-name="Text_20_body">
      <style:text-properties officeooo:rsid="0040e6bc" officeooo:paragraph-rsid="0040e6bc"/>
    </style:style>
    <style:style style:name="P15" style:family="paragraph" style:parent-style-name="Heading_20_3">
      <style:text-properties officeooo:rsid="00456c02" officeooo:paragraph-rsid="0040e6bc"/>
    </style:style>
    <style:style style:name="P16" style:family="paragraph" style:parent-style-name="Text_20_body">
      <style:text-properties officeooo:rsid="00428bce" officeooo:paragraph-rsid="0045e092"/>
    </style:style>
    <style:style style:name="P17" style:family="paragraph" style:parent-style-name="Heading_20_3">
      <style:text-properties officeooo:rsid="0040e6bc" officeooo:paragraph-rsid="0040e6bc"/>
    </style:style>
    <style:style style:name="P18" style:family="paragraph" style:parent-style-name="Text_20_body">
      <style:text-properties officeooo:rsid="0045e092" officeooo:paragraph-rsid="00504a41"/>
    </style:style>
    <style:style style:name="P19" style:family="paragraph" style:parent-style-name="Standard" style:list-style-name="L1">
      <style:text-properties officeooo:paragraph-rsid="00504a41"/>
    </style:style>
    <style:style style:name="P20" style:family="paragraph" style:parent-style-name="Standard" style:list-style-name="L1">
      <style:text-properties officeooo:rsid="0047dbfc" officeooo:paragraph-rsid="00504a41"/>
    </style:style>
    <style:style style:name="P21" style:family="paragraph" style:parent-style-name="Text_20_body">
      <style:text-properties officeooo:rsid="004bb55d" officeooo:paragraph-rsid="004bb55d"/>
    </style:style>
    <style:style style:name="P22" style:family="paragraph" style:parent-style-name="Text_20_body">
      <style:text-properties fo:color="#ff4000" loext:opacity="100%" fo:font-weight="bold" style:font-weight-asian="bold" style:font-weight-complex="bold"/>
    </style:style>
    <style:style style:name="P23" style:family="paragraph" style:parent-style-name="Text_20_body">
      <style:text-properties officeooo:paragraph-rsid="00523f07"/>
    </style:style>
    <style:style style:name="P24" style:family="paragraph" style:parent-style-name="Text_20_body">
      <style:text-properties officeooo:rsid="00523f07" officeooo:paragraph-rsid="00523f07"/>
    </style:style>
    <style:style style:name="P25" style:family="paragraph" style:parent-style-name="Text_20_body">
      <style:text-properties officeooo:paragraph-rsid="00504a41"/>
    </style:style>
    <style:style style:name="P26" style:family="paragraph" style:parent-style-name="Standard" style:list-style-name="L2">
      <style:text-properties officeooo:paragraph-rsid="00504a41"/>
    </style:style>
    <style:style style:name="P27" style:family="paragraph" style:parent-style-name="Standard" style:list-style-name="L2">
      <style:text-properties officeooo:rsid="00456c02" officeooo:paragraph-rsid="00504a41"/>
    </style:style>
    <style:style style:name="P28" style:family="paragraph" style:parent-style-name="Standard">
      <style:text-properties officeooo:rsid="00523f07" officeooo:paragraph-rsid="00523f07"/>
    </style:style>
    <style:style style:name="P29" style:family="paragraph" style:parent-style-name="Standard">
      <style:text-properties officeooo:rsid="00525e36" officeooo:paragraph-rsid="00525e36"/>
    </style:style>
    <style:style style:name="P30" style:family="paragraph" style:parent-style-name="Text_20_body">
      <style:text-properties officeooo:paragraph-rsid="004fdf24"/>
    </style:style>
    <style:style style:name="P31" style:family="paragraph" style:parent-style-name="Standard">
      <style:text-properties fo:font-weight="bold" officeooo:rsid="00477eae" officeooo:paragraph-rsid="003bfea3" style:font-weight-asian="bold" style:font-weight-complex="bold"/>
    </style:style>
    <style:style style:name="P32" style:family="paragraph" style:parent-style-name="Heading_20_1">
      <style:text-properties officeooo:paragraph-rsid="005434dc"/>
    </style:style>
    <style:style style:name="P33" style:family="paragraph" style:parent-style-name="Text_20_body">
      <style:text-properties officeooo:paragraph-rsid="00558e2a"/>
    </style:style>
    <style:style style:name="P34" style:family="paragraph" style:parent-style-name="Text_20_body">
      <style:text-properties officeooo:paragraph-rsid="005434dc"/>
    </style:style>
    <style:style style:name="P35" style:family="paragraph" style:parent-style-name="Standard" style:list-style-name="L3">
      <style:text-properties officeooo:paragraph-rsid="00569756"/>
    </style:style>
    <style:style style:name="P36" style:family="paragraph" style:parent-style-name="Standard">
      <style:text-properties officeooo:rsid="00569756"/>
    </style:style>
    <style:style style:name="P37" style:family="paragraph" style:parent-style-name="Heading_20_2">
      <style:text-properties fo:color="#ff0000" loext:opacity="100%" officeooo:paragraph-rsid="00569756"/>
    </style:style>
    <style:style style:name="P38" style:family="paragraph" style:parent-style-name="Standard">
      <style:text-properties fo:color="#ff0000" loext:opacity="100%" officeooo:rsid="003c4590" officeooo:paragraph-rsid="00569756"/>
    </style:style>
    <style:style style:name="P39" style:family="paragraph" style:parent-style-name="Standard" style:list-style-name="L4">
      <style:text-properties fo:color="#ff0000" loext:opacity="100%" officeooo:rsid="003c4590" officeooo:paragraph-rsid="00569756"/>
    </style:style>
    <style:style style:name="P40" style:family="paragraph" style:parent-style-name="Standard">
      <style:text-properties fo:color="#ff0000" loext:opacity="100%" officeooo:rsid="003fe354" officeooo:paragraph-rsid="00569756"/>
    </style:style>
    <style:style style:name="P41" style:family="paragraph" style:parent-style-name="Standard">
      <style:text-properties officeooo:paragraph-rsid="00569756"/>
    </style:style>
    <style:style style:name="P42" style:family="paragraph" style:parent-style-name="Heading_20_2">
      <style:text-properties officeooo:rsid="00569756" officeooo:paragraph-rsid="00569756"/>
    </style:style>
    <style:style style:name="P43" style:family="paragraph" style:parent-style-name="Text_20_body">
      <style:text-properties officeooo:rsid="00569756" officeooo:paragraph-rsid="00569756"/>
    </style:style>
    <style:style style:name="P44" style:family="paragraph" style:parent-style-name="Standard">
      <style:text-properties fo:color="#ff0000" loext:opacity="100%" officeooo:rsid="00025e8e" officeooo:paragraph-rsid="0059d55f"/>
    </style:style>
    <style:style style:name="T1" style:family="text">
      <style:text-properties officeooo:rsid="0045e092"/>
    </style:style>
    <style:style style:name="T2" style:family="text">
      <style:text-properties fo:color="#ff4000" loext:opacity="100%"/>
    </style:style>
    <style:style style:name="T3" style:family="text">
      <style:text-properties officeooo:rsid="00456c02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4bb5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7dbfc"/>
    </style:style>
    <style:style style:name="T8" style:family="text">
      <style:text-properties officeooo:rsid="00504a41"/>
    </style:style>
    <style:style style:name="T9" style:family="text">
      <style:text-properties officeooo:rsid="004fdf24"/>
    </style:style>
    <style:style style:name="T10" style:family="text">
      <style:text-properties fo:font-style="italic" fo:font-weight="bold" officeooo:rsid="004fdf24" style:font-style-asian="italic" style:font-weight-asian="bold" style:font-style-complex="italic" style:font-weight-complex="bold"/>
    </style:style>
    <style:style style:name="T11" style:family="text">
      <style:text-properties officeooo:rsid="004c1c47"/>
    </style:style>
    <style:style style:name="T12" style:family="text">
      <style:text-properties officeooo:rsid="00523f07"/>
    </style:style>
    <style:style style:name="T13" style:family="text">
      <style:text-properties officeooo:rsid="001ffac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officeooo:rsid="00456c02" style:font-weight-asian="bold" style:font-weight-complex="bold"/>
    </style:style>
    <style:style style:name="T16" style:family="text">
      <style:text-properties style:use-window-font-color="true" loext:opacity="0%" fo:font-weight="bold" officeooo:rsid="00456c02" style:font-weight-asian="bold" style:font-weight-complex="bold"/>
    </style:style>
    <style:style style:name="T17" style:family="text">
      <style:text-properties fo:font-weight="bold" officeooo:rsid="00504a41" style:font-weight-asian="bold" style:font-weight-complex="bold"/>
    </style:style>
    <style:style style:name="T18" style:family="text">
      <style:text-properties officeooo:rsid="004e0fed"/>
    </style:style>
    <style:style style:name="T19" style:family="text">
      <style:text-properties fo:font-style="italic" fo:font-weight="bold" officeooo:rsid="004e0fed" style:font-style-asian="italic" style:font-weight-asian="bold" style:font-style-complex="italic" style:font-weight-complex="bold"/>
    </style:style>
    <style:style style:name="T20" style:family="text">
      <style:text-properties officeooo:rsid="001f181b"/>
    </style:style>
    <style:style style:name="T21" style:family="text">
      <style:text-properties officeooo:rsid="0028d996"/>
    </style:style>
    <style:style style:name="T22" style:family="text">
      <style:text-properties officeooo:rsid="001d1196"/>
    </style:style>
    <style:style style:name="T23" style:family="text">
      <style:text-properties fo:font-weight="bold" officeooo:rsid="001d1196" style:font-weight-asian="bold" style:font-weight-complex="bold"/>
    </style:style>
    <style:style style:name="T24" style:family="text">
      <style:text-properties officeooo:rsid="0029902d"/>
    </style:style>
    <style:style style:name="T25" style:family="text">
      <style:text-properties officeooo:rsid="001e00bb"/>
    </style:style>
    <style:style style:name="T26" style:family="text">
      <style:text-properties officeooo:rsid="003b5090"/>
    </style:style>
    <style:style style:name="T27" style:family="text">
      <style:text-properties style:text-line-through-style="none" style:text-line-through-type="none" officeooo:rsid="001e2471"/>
    </style:style>
    <style:style style:name="T28" style:family="text">
      <style:text-properties style:text-line-through-style="none" style:text-line-through-type="none" officeooo:rsid="001c4e96"/>
    </style:style>
    <style:style style:name="T29" style:family="text">
      <style:text-properties style:text-line-through-style="none" style:text-line-through-type="none" officeooo:rsid="001d1196"/>
    </style:style>
    <style:style style:name="T30" style:family="text">
      <style:text-properties style:text-line-through-style="none" style:text-line-through-type="none" fo:font-weight="bold" officeooo:rsid="001e2471" style:font-weight-asian="bold" style:font-weight-complex="bold"/>
    </style:style>
    <style:style style:name="T31" style:family="text">
      <style:text-properties style:text-line-through-style="none" style:text-line-through-type="none" fo:font-weight="normal" officeooo:rsid="001e2471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29902d" style:font-weight-asian="normal" style:font-weight-complex="normal"/>
    </style:style>
    <style:style style:name="T33" style:family="text">
      <style:text-properties style:text-line-through-style="none" style:text-line-through-type="none"/>
    </style:style>
    <style:style style:name="T34" style:family="text">
      <style:text-properties style:text-line-through-style="none" style:text-line-through-type="none" officeooo:rsid="002c7c6c"/>
    </style:style>
    <style:style style:name="T35" style:family="text">
      <style:text-properties style:text-line-through-style="none" style:text-line-through-type="none" fo:font-weight="bold" officeooo:rsid="002c7c6c" style:font-weight-asian="bold" style:font-weight-complex="bold"/>
    </style:style>
    <style:style style:name="T36" style:family="text">
      <style:text-properties officeooo:rsid="002e17a2"/>
    </style:style>
    <style:style style:name="T37" style:family="text">
      <style:text-properties officeooo:rsid="004bd9f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1"><text:a xlink:type="simple" xlink:href="#__RefHeading___Toc1780_2300946422" text:style-name="Index_20_Link" text:visited-style-name="Index_20_Link">Allgemein<text:tab/>2</text:a></text:p>
          <text:p text:style-name="P1"><text:a xlink:type="simple" xlink:href="#__RefHeading___Toc1782_2300946422" text:style-name="Index_20_Link" text:visited-style-name="Index_20_Link">Begrifflichkeiten<text:tab/>2</text:a></text:p>
          <text:p text:style-name="P2"><text:a xlink:type="simple" xlink:href="#__RefHeading___Toc1784_2300946422" text:style-name="Index_20_Link" text:visited-style-name="Index_20_Link">Knoten<text:tab/>2</text:a></text:p>
          <text:p text:style-name="P3"><text:a xlink:type="simple" xlink:href="#__RefHeading___Toc642_4197492138" text:style-name="Index_20_Link" text:visited-style-name="Index_20_Link">Endpunktknoten (Prellbock)<text:tab/>2</text:a></text:p>
          <text:p text:style-name="P3"><text:a xlink:type="simple" xlink:href="#__RefHeading___Toc644_4197492138" text:style-name="Index_20_Link" text:visited-style-name="Index_20_Link">Verbindungsknoten<text:tab/>2</text:a></text:p>
          <text:p text:style-name="P3"><text:a xlink:type="simple" xlink:href="#__RefHeading___Toc646_4197492138" text:style-name="Index_20_Link" text:visited-style-name="Index_20_Link">Verzweigungsknoten (Weiche)<text:tab/>2</text:a></text:p>
          <text:p text:style-name="P3"><text:a xlink:type="simple" xlink:href="#__RefHeading___Toc648_4197492138" text:style-name="Index_20_Link" text:visited-style-name="Index_20_Link">Verteilerknoten (Drehscheibe / Schiebebühne)<text:tab/>3</text:a></text:p>
          <text:p text:style-name="P2"><text:a xlink:type="simple" xlink:href="#__RefHeading___Toc1790_2300946422" text:style-name="Index_20_Link" text:visited-style-name="Index_20_Link">Kante<text:tab/>3</text:a></text:p>
          <text:p text:style-name="P2"><text:a xlink:type="simple" xlink:href="#__RefHeading___Toc650_4197492138" text:style-name="Index_20_Link" text:visited-style-name="Index_20_Link">Fahrtrichtung<text:tab/>3</text:a></text:p>
          <text:p text:style-name="P3"><text:a xlink:type="simple" xlink:href="#__RefHeading___Toc1800_2300946422" text:style-name="Index_20_Link" text:visited-style-name="Index_20_Link">Virtuelle Fahrtrichtung<text:tab/>3</text:a></text:p>
          <text:p text:style-name="P3"><text:a xlink:type="simple" xlink:href="#__RefHeading___Toc1802_2300946422" text:style-name="Index_20_Link" text:visited-style-name="Index_20_Link">Reale Fahrtrichtung<text:tab/>3</text:a></text:p>
          <text:p text:style-name="P2"><text:a xlink:type="simple" xlink:href="#__RefHeading___Toc652_4197492138" text:style-name="Index_20_Link" text:visited-style-name="Index_20_Link">Fahrstraße<text:tab/>3</text:a></text:p>
        </text:index-body>
      </text:table-of-content>
      <text:h text:style-name="P4" text:outline-level="1"/>
      <text:h text:style-name="P5" text:outline-level="1"><text:bookmark-start text:name="__RefHeading___Toc1780_2300946422"/>Allgemein<text:bookmark-end text:name="__RefHeading___Toc1780_2300946422"/></text:h>
      <text:p text:style-name="P6"/>
      <text:p text:style-name="Text_20_body">Diese Dokument beschreibt den prinzipiellen Ablauf einer automatischen Zugsteuerung mittels Gleisbildstellwerkes.</text:p>
      <text:p text:style-name="P7"/>
      <text:h text:style-name="Heading_20_1" text:outline-level="1"><text:bookmark-start text:name="__RefHeading___Toc1782_2300946422"/>Begrifflichkeiten<text:bookmark-end text:name="__RefHeading___Toc1782_2300946422"/></text:h>
      <text:p text:style-name="Text_20_body">Ein Gleisplan stellt einen gerichteten (<text:span text:style-name="T1">Abhängig von den Signalen. J</text:span>eder Zug <text:span text:style-name="T1">könnte jedoch</text:span> theoretisch in alle Richtungen fahren), gewichteten (<text:span text:style-name="T2">Länge der einzelnen Blöcke mit abspeichern!!</text:span>) Graphen aus Knoten und Kanten.</text:p>
      <text:p text:style-name="P8"/>
      <text:h text:style-name="P9" text:outline-level="2"><text:bookmark-start text:name="__RefHeading___Toc1784_2300946422"/>Knoten<text:bookmark-end text:name="__RefHeading___Toc1784_2300946422"/></text:h>
      <text:p text:style-name="Text_20_body">Hier wird zwischen <text:span text:style-name="T3">drei</text:span> unterschiedlichen Arten von Knoten unterschieden:</text:p>
      <text:p text:style-name="P10"/>
      <text:h text:style-name="P11" text:outline-level="3"><text:bookmark-start text:name="__RefHeading___Toc642_4197492138"/>Endpunktknoten (Prellbock)<text:bookmark-end text:name="__RefHeading___Toc642_4197492138"/></text:h>
      <text:p text:style-name="P12">Dieser Knoten hat lediglich eine <text:span text:style-name="T1">V</text:span>erbindung <text:span text:style-name="T1">(Kante)</text:span> zu einem <text:span text:style-name="T1">Verzweigungsknoten</text:span>. Es können keine zwei Endpunktknoten miteinander verbunden sein. Eine Verbindung mit einem <text:span text:style-name="T3">Verbindungsknoten ist ebenfalls unzulässig.</text:span></text:p>
      <text:p text:style-name="P13">Bei diesem Knoten handelt es sich um einen <text:span text:style-name="T4">virtuellen Knoten</text:span>. D.h. in der Software spielt dieser Knoten keine Rolle und wird ignoriert.</text:p>
      <text:p text:style-name="P14"/>
      <text:h text:style-name="P15" text:outline-level="3"><text:bookmark-start text:name="__RefHeading___Toc644_4197492138"/>Verbindungsknoten<text:bookmark-end text:name="__RefHeading___Toc644_4197492138"/></text:h>
      <text:p text:style-name="P16">Dieser Knoten hat lediglich zwei Verbindungen <text:span text:style-name="T1">(Kanten</text:span>). <text:span text:style-name="T3">Entweder mit einem weiteren </text:span><text:span text:style-name="T1">Verbindungs</text:span><text:span text:style-name="T3">knoten oder mit einem Verzweigungsknoten. </text:span><text:span text:style-name="T1">Er unterteilt einen längeren Streckenabschnitt zwischen 2 Weichen in mehrer Blöcke (Kanten).</text:span></text:p>
      <text:p text:style-name="P13">Bei diesem Knoten handelt es sich ebenfalls um einen <text:span text:style-name="T4">virtuellen Knoten</text:span>. D.h. in der Software spielt dieser Knoten keine Rolle und wird ignoriert.</text:p>
      <text:p text:style-name="P16"/>
      <text:h text:style-name="P17" text:outline-level="3"><text:bookmark-start text:name="__RefHeading___Toc646_4197492138"/>Verzweigungsknoten (Weiche)<text:bookmark-end text:name="__RefHeading___Toc646_4197492138"/></text:h>
      <text:p text:style-name="P18">Dieser Knoten wei<text:span text:style-name="T5">s</text:span>t mindestens 3, maximal 4 Verbindungen (Kanten) auf.</text:p>
      <text:list text:style-name="L1">
        <text:list-item>
          <text:p text:style-name="P19"><text:span text:style-name="T6">3 Verbindungen</text:span> <text:tab/><text:span text:style-name="T7">stellen eine reguläre Abzweigweiche da</text:span><text:span text:style-name="T8">r.</text:span><text:span text:style-name="T7"> </text:span></text:p>
        </text:list-item>
        <text:list-item>
          <text:p text:style-name="P20"><text:span text:style-name="T6">4 Verbindungen</text:span> <text:tab/><text:span text:style-name="T8">stellen </text:span>eine doppelte Kreuzungsweiche oder eine 3-Wegweiche <text:span text:style-name="T8">dar.</text:span></text:p>
          <text:p text:style-name="P20"/>
        </text:list-item>
      </text:list>
      <text:p text:style-name="P21">Je nach Stellung der Weiche sind einzelne Verbindungen gesperrt. <text:span text:style-name="T9">Weichen können </text:span><text:span text:style-name="T10">unverriegelt</text:span><text:span text:style-name="T9"> oder </text:span><text:span text:style-name="T10">verriegelt</text:span><text:span text:style-name="T9"> sein. Unverriegelte Weichen dürfen nicht befahren werden. Weiche werden im Zuge einer Fahrstraße verriegelt.</text:span></text:p>
      <text:h text:style-name="Heading_20_3" text:outline-level="3"><text:bookmark-start text:name="__RefHeading___Toc648_4197492138"/><text:soft-page-break/>Verteilerknoten (Drehscheibe / Schiebebühne)<text:bookmark-end text:name="__RefHeading___Toc648_4197492138"/></text:h>
      <text:p text:style-name="P22"><text:span text:style-name="T11">[</text:span>tbd<text:span text:style-name="T11">]</text:span></text:p>
      <text:p text:style-name="P8"/>
      <text:h text:style-name="Heading_20_2" text:outline-level="2"><text:bookmark-start text:name="__RefHeading___Toc1790_2300946422"/>Kante<text:span text:style-name="T12">n</text:span><text:bookmark-end text:name="__RefHeading___Toc1790_2300946422"/></text:h>
      <text:p text:style-name="P23">Eine Verbindung zwischen zwei Knoten <text:span text:style-name="T13">wird Kante genannt. </text:span><text:span text:style-name="T12">Es wird zwischen folgenden zwei Arten unterschieden:</text:span></text:p>
      <text:p text:style-name="P23"/>
      <text:h text:style-name="Heading_20_3" text:outline-level="3">Echte Kante<text:span text:style-name="T12">n</text:span> (Block)</text:h>
      <text:p text:style-name="P24">Echte Kanten stellen einen Blockabschnitt dar, verfügen über eine e<text:span text:style-name="T3">indeutige Id (Block-Id) </text:span>und können einen kompletten Zug aufnehmen. Jede dieser Kanten h<text:span text:style-name="T11">at eine Länge, eine Richtungsangaben (diese kann bei Nebenbahnen auch </text:span>in beide Richtungen<text:span text:style-name="T11"> erfolgen) </text:span>und kann durch maximal einen Zug belegt sein. Jede Kante weist eine aktuelle Fahrtrichtung auf: Entweder von <text:span text:style-name="T6">in</text:span> nach <text:span text:style-name="T6">out</text:span> oder <text:span text:style-name="T6">out</text:span> nach <text:span text:style-name="T6">in</text:span><text:span text:style-name="T14">.</text:span></text:p>
      <text:p text:style-name="P25">Kanten (Blöcke)<text:span text:style-name="T3"> sind entweder </text:span></text:p>
      <text:list text:style-name="L2">
        <text:list-item>
          <text:p text:style-name="P26"><text:span text:style-name="T15">frei</text:span><text:span text:style-name="T3"><text:tab/><text:tab/>… </text:span><text:span text:style-name="T8">wenn sich kein Zug im Block befindet</text:span></text:p>
        </text:list-item>
        <text:list-item>
          <text:p text:style-name="P26"><text:span text:style-name="T16">reserviert</text:span><text:span text:style-name="T3"> <text:tab/>… </text:span><text:span text:style-name="T8">wenn der Block frei ist aber ein Ziug in den Block einfahren möchte</text:span></text:p>
        </text:list-item>
        <text:list-item>
          <text:p text:style-name="P27"><text:span text:style-name="T17">blockiert</text:span><text:span text:style-name="T8"><text:tab/>… wenn sich ein Zug im Block befindet</text:span></text:p>
        </text:list-item>
      </text:list>
      <text:p text:style-name="Standard"/>
      <text:p text:style-name="P28">Züge dürfen nur in die von für sie reservierten Blöcke einfahren.</text:p>
      <text:p text:style-name="P28"/>
      <text:p text:style-name="P29"><text:span text:style-name="T6">Achtung</text:span>: Wenn sich eine Kante in einer Kehrschleife befindet muss die <text:span text:style-name="T4">virtuelle Fahrtrichtung</text:span> gewechselt werden.</text:p>
      <text:p text:style-name="P29"/>
      <text:p text:style-name="P29"/>
      <text:h text:style-name="Heading_20_3" text:outline-level="3">Virtuelle Kanten</text:h>
      <text:p text:style-name="Standard"/>
      <text:p text:style-name="Text_20_body">Kanten, die keinen kompletten Zug aufhnehemn können und <text:span text:style-name="T18">sich somit zwischen zwei unmittelbar verbunden Weichen befinden haben die Länge 0. Bei diesen Kanten handelt es sich um </text:span><text:span text:style-name="T19">virtuelle Kanten</text:span><text:span text:style-name="T18">. </text:span></text:p>
      <text:p text:style-name="Text_20_body"/>
      <text:h text:style-name="Heading_20_2" text:outline-level="2"><text:bookmark-start text:name="__RefHeading___Toc650_4197492138"/>Fahrtrichtung<text:bookmark-end text:name="__RefHeading___Toc650_4197492138"/></text:h>
      <text:h text:style-name="Heading_20_3" text:outline-level="3"><text:bookmark-start text:name="__RefHeading___Toc1800_2300946422"/>Virtuelle Fahrtrichtung <text:bookmark-end text:name="__RefHeading___Toc1800_2300946422"/></text:h>
      <text:p text:style-name="Text_20_body">Fahrtrichtung eines Zug die sich aufgrund der Streckenführung ändert. Dies tritt z.B. ein <text:span text:style-name="T20">wenn </text:span>ein <text:span text:style-name="T20">Zug durch eine Kehre fährt </text:span>oder eine Lok auf einer Drehscheibe gewendet wird<text:span text:style-name="T20">.</text:span></text:p>
      <text:p text:style-name="P8"/>
      <text:h text:style-name="Heading_20_3" text:outline-level="3"><text:bookmark-start text:name="__RefHeading___Toc1802_2300946422"/>Reale Fahrtrichtung <text:bookmark-end text:name="__RefHeading___Toc1802_2300946422"/></text:h>
      <text:p text:style-name="Text_20_body">Ändert sich, wenn Fahrtrichtung am Zug durch Fahrpult geändert wird. <text:span text:style-name="T21">Dies zieht auch immer eine </text:span><text:span text:style-name="T9">Änderung der </text:span><text:span text:style-name="T21">virtuelle</text:span><text:span text:style-name="T9">n</text:span><text:span text:style-name="T21"> Fahrtrichtung nach sich.</text:span></text:p>
      <text:p text:style-name="Text_20_body"><text:soft-page-break/></text:p>
      <text:h text:style-name="Heading_20_2" text:outline-level="2"><text:bookmark-start text:name="__RefHeading___Toc652_4197492138"/>Fahrstraße<text:bookmark-end text:name="__RefHeading___Toc652_4197492138"/></text:h>
      <text:p text:style-name="P30">Eine Fahrstraße bezeichnet die kürzeste Verbindung zwischen zwei <text:span text:style-name="T9">Kanten</text:span> mit jeweils <text:span text:style-name="T9">für die Fahrt</text:span> richtig gestellten Weichen. <text:span text:style-name="T8">Eine Fahrstraße weist immer mindestens eine Weiche auf.</text:span></text:p>
      <text:p text:style-name="P30">Wenn eine Fahrstraße geschaltet wird müssen die jeweiligen Signale auf rot stehen. <text:span text:style-name="T9">Für eine Fahrt über eine Weiche muss die jeweilige Fahrstraße „verriegelt“ sein.</text:span></text:p>
      <text:p text:style-name="P31"/>
      <text:p text:style-name="P31"/>
      <text:h text:style-name="P32" text:outline-level="1"><text:bookmark-start text:name="__RefHeading___Toc3989_3888585251"/><text:span text:style-name="T22">Technische Umsetzung</text:span><text:bookmark-end text:name="__RefHeading___Toc3989_3888585251"/></text:h>
      <text:h text:style-name="Heading_20_2" text:outline-level="2">Block</text:h>
      <text:p text:style-name="P33"><text:span text:style-name="T22">Jeder Block beinhaltet ein </text:span><text:span text:style-name="T23">Schaltgleis</text:span><text:span text:style-name="T22"> </text:span><text:span text:style-name="T24">(Auslösung durch Schleifer) </text:span><text:span text:style-name="T22">mit ausreichender Bremsstrecke vor dem Signal (Braketrigger-Contact). Beim Auslösen wird, wenn der voraus liegende Block belegt ist, durch den Computer der Zug auf </text:span><text:span text:style-name="T25">Halt (</text:span><text:span text:style-name="T22">Fahrstufe 0</text:span><text:span text:style-name="T25">)</text:span><text:span text:style-name="T22"> gesetzt. </text:span><text:span text:style-name="T26">Der Abstand des </text:span><text:span text:style-name="T23">Schaltgleis</text:span><text:span text:style-name="T26"> zum nächsten Signal ist so zu wählen das der Zug mit dem längsten Bremsweg bei voller Fahrt vor dem rot zeigenden Signal rechtzeitig zum stehen kommt.</text:span></text:p>
      <text:p text:style-name="P34"><text:span text:style-name="T27">Um sicher zu gehen, dass ein Zug </text:span><text:span text:style-name="T28">v</text:span><text:span text:style-name="T27">ollständig in einem Block eingefahren ist, befindet sich </text:span><text:span text:style-name="T29">unmittelbar </text:span><text:span text:style-name="T27">vor jedem Signal ein </text:span><text:span text:style-name="T30">Kontaktgleis</text:span><text:span text:style-name="T31"> </text:span><text:span text:style-name="T32">(Auslösung durch Radsatz)</text:span><text:span text:style-name="T27">. </text:span><text:span text:style-name="T33">Erst wenn </text:span><text:span text:style-name="T29">der </text:span><text:span text:style-name="T33">Kontakt geschlossen </text:span><text:span text:style-name="T29">ist</text:span><text:span text:style-name="T33"> kann davon ausgegangen werden, das der Zug vollständig im Block eingefahren ist. </text:span><text:span text:style-name="T34">Beim schließen des Kontakt wird zusätzlich der Befehlt </text:span><text:span text:style-name="T35">HALT</text:span><text:span text:style-name="T34"> gesedent um zu gewährleisten, dass die Lok wirklich still steht um ein „Durchrutschen“ zu vermeiden.</text:span></text:p>
      <text:list text:style-name="L3">
        <text:list-item>
          <text:p text:style-name="P35">Blöcke, die beidseitig befahren werden können benötigen 2 Kontaktgleise.</text:p>
        </text:list-item>
        <text:list-item>
          <text:p text:style-name="P35">Achtung: Bei 2 Kontaktgleisen ist eines je nach Fahrtrichtung zu ignorieren</text:p>
        </text:list-item>
        <text:list-item>
          <text:p text:style-name="P35">Jeder Block ist mindestens 2700mm lang <text:span text:style-name="T36">und verfügt über eine e</text:span><text:span text:style-name="T37">igene Stromeinspeisung.</text:span></text:p>
        </text:list-item>
      </text:list>
      <text:p text:style-name="P36"/>
      <text:h text:style-name="P37" text:outline-level="2"><text:bookmark-start text:name="__RefHeading___Toc475_1537531153"/>Signal<text:bookmark-end text:name="__RefHeading___Toc475_1537531153"/></text:h>
      <text:p text:style-name="P38">Ein Signal kann auf <text:span text:style-name="T6">grün</text:span> geschaltet werden wenn:</text:p>
      <text:list text:style-name="L4">
        <text:list-item>
          <text:p text:style-name="P39">sich im folgenden Block kein Zug befindet</text:p>
        </text:list-item>
        <text:list-item>
          <text:p text:style-name="P39">Eine Fahrstraße gesetzt und verriegelt ist.</text:p>
        </text:list-item>
      </text:list>
      <text:p text:style-name="P40">Ein Signal kann auf<text:span text:style-name="T6"> gelb/grün</text:span> geschaltet werden...</text:p>
      <text:p text:style-name="P41"/>
      <text:p text:style-name="P41"/>
      <text:h text:style-name="P42" text:outline-level="2">Zielvektor</text:h>
      <text:p text:style-name="P43">Beim Zielvektor handelt es sich um eine FiFo-Queue welche durch einen Fahrplan gespeist wird. Hier ist hinterlegt, <text:span text:style-name="T6">wohin</text:span> ein Zug als nächstes fahren soll. Jedes Element etnhält eine Zielblock-Id und eine Zugnummer. </text:p>
      <text:p text:style-name="P43"/>
      <text:p text:style-name="P44">- Ersten Eintrag nehmen</text:p>
      <text:p text:style-name="P44">- Schauen, wie weit kann ich gehen?</text:p>
      <text:p text:style-name="P44"><text:soft-page-break/>- Blöcke reservieren</text:p>
      <text:p text:style-name="P44">- ActionListe füllen</text:p>
      <text:p text:style-name="P44">- Zug starten</text:p>
      <text:p text:style-name="P44"/>
      <text:p text:style-name="P44"/>
      <text:p text:style-name="P44"/>
      <text:p text:style-name="P44">Fahrstraßenvektor</text:p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19T22:31:29.492884832</meta:creation-date>
    <dc:date>2025-07-06T18:23:00.890994033</dc:date>
    <meta:editing-duration>PT10H55M55S</meta:editing-duration>
    <meta:editing-cycles>38</meta:editing-cycles>
    <meta:generator>LibreOffice/25.2.4.3$Linux_X86_64 LibreOffice_project/520$Build-3</meta:generator>
    <meta:document-statistic meta:table-count="0" meta:image-count="0" meta:object-count="0" meta:page-count="5" meta:paragraph-count="73" meta:word-count="785" meta:character-count="5498" meta:non-whitespace-character-count="4786"/>
  </office:meta>
</office:document-meta>
</file>